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b97c" officeooo:paragraph-rsid="0017b97c" style:font-weight-asian="bold" style:font-weight-complex="bold"/>
    </style:style>
    <style:style style:name="P2" style:family="paragraph" style:parent-style-name="Standard">
      <style:paragraph-properties fo:text-align="justify" style:justify-single-word="false"/>
      <style:text-properties fo:font-weight="bold" officeooo:rsid="0017b97c" officeooo:paragraph-rsid="0017b97c" style:font-weight-asian="bold" style:font-weight-complex="bold"/>
    </style:style>
    <style:style style:name="P3" style:family="paragraph" style:parent-style-name="Standard">
      <style:paragraph-properties fo:text-align="justify" style:justify-single-word="false"/>
      <style:text-properties fo:font-weight="bold" officeooo:rsid="0017b97c" officeooo:paragraph-rsid="001ec29b" style:font-weight-asian="bold" style:font-weight-complex="bold"/>
    </style:style>
    <style:style style:name="P4" style:family="paragraph" style:parent-style-name="Standard">
      <style:paragraph-properties fo:text-align="justify" style:justify-single-word="false"/>
      <style:text-properties fo:font-weight="bold" officeooo:rsid="0017b97c" officeooo:paragraph-rsid="0023e6dc" style:font-weight-asian="bold" style:font-weight-complex="bold"/>
    </style:style>
    <style:style style:name="P5" style:family="paragraph" style:parent-style-name="Standard">
      <style:paragraph-properties fo:text-align="justify" style:justify-single-word="false"/>
      <style:text-properties fo:font-weight="bold" officeooo:rsid="0017b97c" officeooo:paragraph-rsid="00274fcf" style:font-weight-asian="bold" style:font-weight-complex="bold"/>
    </style:style>
    <style:style style:name="P6" style:family="paragraph" style:parent-style-name="Standard">
      <style:paragraph-properties fo:text-align="justify" style:justify-single-word="false"/>
      <style:text-properties fo:font-weight="bold" officeooo:rsid="0017b97c" officeooo:paragraph-rsid="00278f67" style:font-weight-asian="bold" style:font-weight-complex="bold"/>
    </style:style>
    <style:style style:name="P7" style:family="paragraph" style:parent-style-name="Standard">
      <style:paragraph-properties fo:text-align="justify" style:justify-single-word="false"/>
      <style:text-properties fo:font-size="10pt" fo:font-weight="normal" officeooo:rsid="0030aab8" officeooo:paragraph-rsid="0030aab8"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cbad4" officeooo:paragraph-rsid="001cbad4"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cbad4" officeooo:paragraph-rsid="0030aab8"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1df3e1" officeooo:paragraph-rsid="001df3e1"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5e546b" officeooo:paragraph-rsid="005e546b"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weight="normal" officeooo:rsid="005fa75a" officeooo:paragraph-rsid="005fa75a"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fo:font-weight="normal" officeooo:rsid="0050355b" officeooo:paragraph-rsid="004f1712"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weight="normal" officeooo:rsid="00681ae5" officeooo:paragraph-rsid="00681ae5"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weight="normal" officeooo:rsid="0072832c" officeooo:paragraph-rsid="0072832c"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72fe10" officeooo:paragraph-rsid="0072fe10" style:font-size-asian="8.75pt" style:font-weight-asian="normal" style:font-size-complex="10pt" style:font-weight-complex="normal"/>
    </style:style>
    <style:style style:name="P18" style:family="paragraph" style:parent-style-name="Standard">
      <style:paragraph-properties fo:text-align="justify" style:justify-single-word="false"/>
      <style:text-properties fo:font-size="10pt" fo:font-weight="normal" officeooo:rsid="00585dc2" officeooo:paragraph-rsid="00585dc2"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fo:font-weight="normal" officeooo:rsid="004ddaca" officeooo:paragraph-rsid="004ddaca"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font-size="10pt" fo:font-weight="normal" officeooo:rsid="0065de8f" officeooo:paragraph-rsid="0065de8f"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font-size="10pt" fo:font-weight="normal" officeooo:rsid="0051ad28" officeooo:paragraph-rsid="0051ad2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0pt" fo:font-weight="normal" officeooo:rsid="0051ad28" officeooo:paragraph-rsid="006a0ed4"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font-size="10pt" fo:font-weight="normal" officeooo:rsid="0017b97c" officeooo:paragraph-rsid="00278f67"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6e8edf" officeooo:paragraph-rsid="006e8edf"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702ef1" officeooo:paragraph-rsid="00702ef1"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bold" officeooo:rsid="0017b97c" officeooo:paragraph-rsid="00274fcf"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size="10pt" fo:font-weight="bold" officeooo:rsid="0017b97c" officeooo:paragraph-rsid="00278f67" style:font-size-asian="10pt" style:font-weight-asian="bold" style:font-size-complex="10pt" style:font-weight-complex="bold"/>
    </style:style>
    <style:style style:name="P28" style:family="paragraph" style:parent-style-name="Standard">
      <style:paragraph-properties fo:text-align="justify" style:justify-single-word="false"/>
      <style:text-properties fo:font-size="10pt" fo:font-weight="bold" officeooo:rsid="006e8edf" officeooo:paragraph-rsid="006e8edf" style:font-size-asian="10pt" style:font-weight-asian="bold" style:font-size-complex="10pt" style:font-weight-complex="bold"/>
    </style:style>
    <style:style style:name="P29" style:family="paragraph" style:parent-style-name="Standard">
      <style:paragraph-properties fo:text-align="justify" style:justify-single-word="false"/>
      <style:text-properties fo:font-weight="normal" officeooo:rsid="005178e6" officeooo:paragraph-rsid="005178e6" style:font-weight-asian="normal" style:font-weight-complex="normal"/>
    </style:style>
    <style:style style:name="P30" style:family="paragraph" style:parent-style-name="Standard">
      <style:paragraph-properties fo:text-align="justify" style:justify-single-word="false"/>
      <style:text-properties fo:font-weight="normal" officeooo:rsid="00585dc2" officeooo:paragraph-rsid="00585dc2" style:font-weight-asian="normal" style:font-weight-complex="normal"/>
    </style:style>
    <style:style style:name="P31" style:family="paragraph" style:parent-style-name="Standard">
      <style:paragraph-properties fo:margin-top="0cm" fo:margin-bottom="0cm" loext:contextual-spacing="false" fo:text-align="justify" style:justify-single-word="false"/>
      <style:text-properties officeooo:rsid="00278f67" officeooo:paragraph-rsid="00278f67"/>
    </style:style>
    <style:style style:name="P32" style:family="paragraph" style:parent-style-name="Standard">
      <style:paragraph-properties fo:text-align="justify" style:justify-single-word="false" fo:break-before="page"/>
      <style:text-properties fo:font-weight="bold" officeooo:rsid="0017b97c" officeooo:paragraph-rsid="002ab4c6" style:font-weight-asian="bold" style:font-weight-complex="bold"/>
    </style:style>
    <style:style style:name="P3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8.75pt" style:font-weight-asian="normal" style:font-size-complex="10pt" style:font-weight-complex="normal"/>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54c60c" officeooo:paragraph-rsid="0054c60c" style:font-size-asian="8.75pt" style:font-weight-asian="normal" style:font-size-complex="10pt" style:font-weight-complex="normal"/>
    </style:style>
    <style:style style:name="P3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8f67" officeooo:paragraph-rsid="00278836" style:font-size-asian="8.75pt" style:font-weight-asian="normal" style:font-size-complex="10pt" style:font-weight-complex="normal"/>
    </style:style>
    <style:style style:name="P3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c6cc0" officeooo:paragraph-rsid="006c6cc0" style:font-size-asian="8.75pt" style:font-weight-asian="normal" style:font-size-complex="10pt" style:font-weight-complex="normal"/>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cc915" officeooo:paragraph-rsid="006cc915" style:font-size-asian="8.75pt" style:font-weight-asian="normal" style:font-size-complex="10pt" style:font-weight-complex="normal"/>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d19b6" officeooo:paragraph-rsid="006d19b6" style:font-size-asian="8.75pt" style:font-weight-asian="normal" style:font-size-complex="10pt" style:font-weight-complex="normal"/>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e8edf" officeooo:paragraph-rsid="006e8edf" style:font-size-asian="8.75pt" style:font-weight-asian="normal" style:font-size-complex="10pt" style:font-weight-complex="normal"/>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274fcf" officeooo:paragraph-rsid="00274fcf" style:font-size-asian="10pt" style:font-weight-asian="normal" style:font-size-complex="10pt"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6f59d2" style:font-size-asian="10pt" style:font-weight-asian="normal" style:font-size-complex="10pt" style:font-weight-complex="normal"/>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weight="normal" officeooo:rsid="0054da33" officeooo:paragraph-rsid="006f59d2" style:font-weight-asian="normal" style:font-weight-complex="normal"/>
    </style:style>
    <style:style style:name="P44" style:family="paragraph" style:parent-style-name="Standard" style:list-style-name="L1">
      <style:paragraph-properties fo:text-align="justify" style:justify-single-word="false"/>
      <style:text-properties fo:font-size="10pt" fo:font-weight="normal" officeooo:rsid="005c3d38" officeooo:paragraph-rsid="005c3d38" style:font-size-asian="8.75pt" style:font-weight-asian="normal" style:font-size-complex="10pt" style:font-weight-complex="normal"/>
    </style:style>
    <style:style style:name="P45" style:family="paragraph" style:parent-style-name="Standard" style:list-style-name="L1">
      <style:paragraph-properties fo:text-align="justify" style:justify-single-word="false"/>
      <style:text-properties fo:font-size="10pt" fo:font-weight="normal" officeooo:rsid="005e13a0" officeooo:paragraph-rsid="005e13a0" style:font-size-asian="8.75pt" style:font-weight-asian="normal" style:font-size-complex="10pt" style:font-weight-complex="normal"/>
    </style:style>
    <style:style style:name="P46" style:family="paragraph" style:parent-style-name="Standard" style:list-style-name="L1">
      <style:paragraph-properties fo:text-align="justify" style:justify-single-word="false"/>
      <style:text-properties fo:font-size="10pt" fo:font-weight="normal" officeooo:rsid="005e3424" officeooo:paragraph-rsid="005e3424" style:font-size-asian="8.75pt" style:font-weight-asian="normal" style:font-size-complex="10pt" style:font-weight-complex="normal"/>
    </style:style>
    <style:style style:name="P47" style:family="paragraph" style:parent-style-name="Standard" style:list-style-name="L1">
      <style:paragraph-properties fo:text-align="justify" style:justify-single-word="false"/>
      <style:text-properties fo:font-size="10pt" fo:font-weight="normal" officeooo:rsid="005e546b" officeooo:paragraph-rsid="005e546b" style:font-size-asian="8.75pt" style:font-weight-asian="normal" style:font-size-complex="10pt" style:font-weight-complex="normal"/>
    </style:style>
    <style:style style:name="P48" style:family="paragraph" style:parent-style-name="Standard" style:list-style-name="L1">
      <style:paragraph-properties fo:text-align="justify" style:justify-single-word="false"/>
      <style:text-properties fo:font-size="10pt" fo:font-weight="normal" officeooo:rsid="001cbad4" officeooo:paragraph-rsid="001df3e1" style:font-size-asian="8.75pt" style:font-weight-asian="normal" style:font-size-complex="10pt" style:font-weight-complex="normal"/>
    </style:style>
    <style:style style:name="P49" style:family="paragraph" style:parent-style-name="Standard" style:list-style-name="L2">
      <style:paragraph-properties fo:text-align="justify" style:justify-single-word="false"/>
      <style:text-properties fo:font-size="10pt" fo:font-weight="normal" officeooo:rsid="00611a51" officeooo:paragraph-rsid="00611a51" style:font-size-asian="8.75pt" style:font-weight-asian="normal" style:font-size-complex="10pt" style:font-weight-complex="normal"/>
    </style:style>
    <style:style style:name="P50" style:family="paragraph" style:parent-style-name="Standard" style:list-style-name="L2">
      <style:paragraph-properties fo:text-align="justify" style:justify-single-word="false"/>
      <style:text-properties fo:font-size="10pt" fo:font-weight="normal" officeooo:rsid="006279e3" officeooo:paragraph-rsid="006279e3" style:font-size-asian="8.75pt" style:font-weight-asian="normal" style:font-size-complex="10pt" style:font-weight-complex="normal"/>
    </style:style>
    <style:style style:name="P51" style:family="paragraph" style:parent-style-name="Standard">
      <style:paragraph-properties fo:text-align="justify" style:justify-single-word="false"/>
      <style:text-properties fo:font-size="10pt" fo:font-weight="normal" officeooo:rsid="0050355b" officeooo:paragraph-rsid="004f1712" style:font-size-asian="8.75pt" style:font-weight-asian="normal" style:font-size-complex="10pt" style:font-weight-complex="normal"/>
    </style:style>
    <style:style style:name="P52" style:family="paragraph" style:parent-style-name="Standard" style:list-style-name="L4">
      <style:paragraph-properties fo:text-align="justify" style:justify-single-word="false"/>
      <style:text-properties fo:font-size="10pt" fo:font-weight="normal" officeooo:rsid="00261f3e" officeooo:paragraph-rsid="00261f3e" style:font-size-asian="8.75pt" style:font-weight-asian="normal" style:font-size-complex="10pt" style:font-weight-complex="normal"/>
    </style:style>
    <style:style style:name="P53" style:family="paragraph" style:parent-style-name="Standard" style:list-style-name="L4">
      <style:paragraph-properties fo:text-align="justify" style:justify-single-word="false"/>
      <style:text-properties fo:font-size="10pt" fo:font-weight="normal" officeooo:rsid="00681ae5" officeooo:paragraph-rsid="00681ae5" style:font-size-asian="8.75pt" style:font-weight-asian="normal" style:font-size-complex="10pt" style:font-weight-complex="normal"/>
    </style:style>
    <style:style style:name="P54" style:family="paragraph" style:parent-style-name="Standard">
      <style:paragraph-properties fo:text-align="justify" style:justify-single-word="false"/>
      <style:text-properties fo:font-size="10pt" fo:font-weight="normal" officeooo:rsid="00681ae5" officeooo:paragraph-rsid="00681ae5" style:font-size-asian="8.75pt" style:font-weight-asian="normal" style:font-size-complex="10pt" style:font-weight-complex="normal"/>
    </style:style>
    <style:style style:name="P55" style:family="paragraph" style:parent-style-name="Standard" style:list-style-name="L3">
      <style:paragraph-properties fo:text-align="justify" style:justify-single-word="false"/>
      <style:text-properties fo:font-size="10pt" fo:font-weight="normal" officeooo:rsid="0065201e" officeooo:paragraph-rsid="0065201e" style:font-size-asian="10pt" style:font-weight-asian="normal" style:font-size-complex="10pt" style:font-weight-complex="normal"/>
    </style:style>
    <style:style style:name="P56" style:family="paragraph" style:parent-style-name="Standard" style:list-style-name="L4">
      <style:paragraph-properties fo:text-align="justify" style:justify-single-word="false"/>
      <style:text-properties fo:font-size="10pt" fo:font-weight="normal" officeooo:rsid="0065de8f" officeooo:paragraph-rsid="0065de8f"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fo:font-size="10pt" fo:font-weight="normal" officeooo:rsid="006a0ed4" officeooo:paragraph-rsid="0051ad28"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fo:font-size="10pt" fo:font-weight="normal" officeooo:rsid="006a0ed4" officeooo:paragraph-rsid="00274fcf"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fo:font-size="10pt" fo:font-weight="normal" officeooo:rsid="006e8edf" officeooo:paragraph-rsid="006e8edf"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font-size="10pt" fo:font-weight="normal" officeooo:rsid="006ef67f" officeooo:paragraph-rsid="006ef67f" style:font-size-asian="10pt" style:font-weight-asian="normal" style:font-size-complex="10pt" style:font-weight-complex="normal"/>
    </style:style>
    <style:style style:name="P61" style:family="paragraph" style:parent-style-name="Standard" style:list-style-name="L2">
      <style:paragraph-properties fo:text-align="justify" style:justify-single-word="false"/>
      <style:text-properties fo:font-weight="normal" officeooo:rsid="006279e3" officeooo:paragraph-rsid="006279e3" style:font-weight-asian="normal" style:font-weight-complex="normal"/>
    </style:style>
    <style:style style:name="P62"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1ad28" officeooo:paragraph-rsid="0051ad28" style:font-size-asian="8.75pt" style:font-weight-asian="normal" style:font-size-complex="10pt" style:font-weight-complex="normal"/>
    </style:style>
    <style:style style:name="P63"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6ba6ca" officeooo:paragraph-rsid="006ba6ca" style:font-size-asian="8.75pt" style:font-weight-asian="normal" style:font-size-complex="10pt" style:font-weight-complex="normal"/>
    </style:style>
    <style:style style:name="P64"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52e147" officeooo:paragraph-rsid="0052e147" style:font-size-asian="8.75pt" style:font-weight-asian="normal" style:font-size-complex="10pt" style:font-weight-complex="normal"/>
    </style:style>
    <style:style style:name="P65"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text-properties fo:font-size="10pt" fo:font-weight="normal" officeooo:rsid="006cc915" officeooo:paragraph-rsid="006cc915" style:font-size-asian="8.75pt" style:font-weight-asian="normal" style:font-size-complex="10pt" style:font-weight-complex="normal"/>
    </style:style>
    <style:style style:name="P66"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6f59d2" style:font-size-asian="10pt" style:font-weight-asian="normal" style:font-size-complex="10pt" style:font-weight-complex="normal"/>
    </style:style>
    <style:style style:name="P67" style:family="paragraph" style:parent-style-name="Standard" style:list-style-name="L6">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71034f" style:font-size-asian="10pt" style:font-weight-asian="normal" style:font-size-complex="10pt" style:font-weight-complex="normal"/>
    </style:style>
    <style:style style:name="T1" style:family="text">
      <style:text-properties fo:font-size="10pt" style:font-size-asian="8.75pt" style:font-size-complex="10pt"/>
    </style:style>
    <style:style style:name="T2" style:family="text">
      <style:text-properties fo:font-size="10pt" officeooo:rsid="0062af65" style:font-size-asian="8.75pt" style:font-size-complex="10pt"/>
    </style:style>
    <style:style style:name="T3" style:family="text">
      <style:text-properties officeooo:rsid="001ec29b"/>
    </style:style>
    <style:style style:name="T4" style:family="text">
      <style:text-properties officeooo:rsid="0023e6dc"/>
    </style:style>
    <style:style style:name="T5" style:family="text">
      <style:text-properties officeooo:rsid="00274fcf"/>
    </style:style>
    <style:style style:name="T6" style:family="text">
      <style:text-properties officeooo:rsid="00278f67"/>
    </style:style>
    <style:style style:name="T7" style:family="text">
      <style:text-properties officeooo:rsid="0058f8a7"/>
    </style:style>
    <style:style style:name="T8" style:family="text">
      <style:text-properties officeooo:rsid="005c3d38"/>
    </style:style>
    <style:style style:name="T9" style:family="text">
      <style:text-properties officeooo:rsid="005f58c4"/>
    </style:style>
    <style:style style:name="T10" style:family="text">
      <style:text-properties officeooo:rsid="006077a5"/>
    </style:style>
    <style:style style:name="T11" style:family="text">
      <style:text-properties fo:font-weight="normal" style:font-weight-asian="normal" style:font-weight-complex="normal"/>
    </style:style>
    <style:style style:name="T12" style:family="text">
      <style:text-properties fo:font-weight="normal" officeooo:rsid="006a0ed4" style:font-weight-asian="normal" style:font-weight-complex="normal"/>
    </style:style>
    <style:style style:name="T13" style:family="text">
      <style:text-properties officeooo:rsid="00662b43"/>
    </style:style>
    <style:style style:name="T14" style:family="text">
      <style:text-properties officeooo:rsid="0068f020"/>
    </style:style>
    <style:style style:name="T15" style:family="text">
      <style:text-properties officeooo:rsid="006a0ed4"/>
    </style:style>
    <style:style style:name="T16" style:family="text">
      <style:text-properties officeooo:rsid="006ba6ca"/>
    </style:style>
    <style:style style:name="T17" style:family="text">
      <style:text-properties officeooo:rsid="006c6cc0"/>
    </style:style>
    <style:style style:name="T18" style:family="text">
      <style:text-properties officeooo:rsid="006e8edf"/>
    </style:style>
    <style:style style:name="T19" style:family="text">
      <style:text-properties officeooo:rsid="00702ef1"/>
    </style:style>
    <style:style style:name="T20" style:family="text">
      <style:text-properties officeooo:rsid="0071034f"/>
    </style:style>
    <style:style style:name="T21"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consecutive-numbering="true">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rigé de l’épreuve de statistiques d’<text:span text:style-name="T8">octobre </text:span>201<text:span text:style-name="T7">8</text:span></text:p>
      <text:p text:style-name="P2"/>
      <text:p text:style-name="P2">Exercice 1</text:p>
      <text:list xml:id="list608236480" text:style-name="L1">
        <text:list-item>
          <text:p text:style-name="P44">Il y a 106 582 familles monoparentales composées d’un homme et de deux enfants de moins de 25 ans.</text:p>
          <text:p text:style-name="P44"><text:s/></text:p>
        </text:list-item>
        <text:list-item>
          <text:p text:style-name="P45">Il y a 531 036 couples avec enfants n’ayant pas d’enfants de moins de 25 ans. Cette apparente contradiction se résout en admettant que ces couples ont encore au moins un « enfant » de plus de 25 ans (célibataires et sans enfants).</text:p>
        </text:list-item>
      </text:list>
      <text:p text:style-name="P8"/>
      <text:list xml:id="list100044129831447" text:continue-numbering="true" text:style-name="L1">
        <text:list-item>
          <text:p text:style-name="P46">La famille a été définie comme une partie d’un ménage comprenant au moins deux personnes. Or une famille monoparentale sans enfants ne serait constituée que d’une personne. Elle ne peut donc pas exister.</text:p>
        </text:list-item>
      </text:list>
      <text:p text:style-name="P10"/>
      <text:list xml:id="list100043549705970" text:continue-numbering="true" text:style-name="L1">
        <text:list-item>
          <text:p text:style-name="P46">Dans le logement décrit dans l’énoncé, vivent deux familles, celle consituée du couple et de ses trois enfants de 27, 23 et 15 ans et celle constituée de la femme seule avec son enfant de 20 ans.</text:p>
          <text:p text:style-name="P46">La première famille sera comptabilisée dans les couples avec deux enfants de moins de 25 ans (en effet, le troisième a 27 ans et n’est donc pas pris en compte), soit colonne 4, ligne 3. La seconde sera comptabilisée dans les familles monoparentales composées d’une femme et d’un enfant de moins de 25 ans, soit colonne 3, ligne 5.</text:p>
          <text:p text:style-name="P46"/>
        </text:list-item>
        <text:list-item>
          <text:p text:style-name="P47">En prenant pour hypothèse, <text:span text:style-name="T9">vue la très forte décroissance du nombre de familles avec l’augementation du nombre d’enfants,</text:span> que les familles nombreuses en France sont rares et que la moyenne du nombre d’enfants des familles ayant 4 enfants ou plus est plus proche de 4 que de 5, on va considérer que ces familles là ont donc quatre enfants de moins de 25 ans.</text:p>
        </text:list-item>
      </text:list>
      <text:p text:style-name="P12"/>
      <text:p text:style-name="P12"><text:tab/>Soit Ne le nombre d’enfants de moins de 25 ans vivant avec un seul de leurs parents et pour tout i allant de 1 à <text:tab/>4, Nfhi le nombre de familles monoparentales composées d’un homme et de i enfants de moins de 25 ans et <text:tab/>Nffi le nombre de familles monoparentales composées d’une femme et de i enfants de moins de 25 ans, on a <text:tab/>alors : </text:p>
      <text:p text:style-name="P12"/>
      <text:p text:style-name="P12"><text:tab/>Ne = <text:span text:style-name="T9">(Nfh0 + Nff0) * 0 + </text:span>Nfh1 + Nff1 + (Nfh2 + Nff2) * 2 + (Nfh3 + Nff3) * 3 + (Nfh4 + Nff4) * 4</text:p>
      <text:p text:style-name="P12"><text:tab/><text:span text:style-name="T9">=&gt; </text:span>Ne = <text:span text:style-name="T9">(79 277 + 399 856) * 0 + </text:span>229 079 <text:span text:style-name="T9">+ 991 250 + (106 582 + 572 251) * 2 + (26 664 + 184 225) * 3 + (7 <text:tab/>234 + 71 240) * 4</text:span></text:p>
      <text:p text:style-name="P7"><text:tab/><text:span text:style-name="T9">=&gt; Ne = <text:s/>3 524 558 enfants</text:span></text:p>
      <text:p text:style-name="P7"/>
      <text:p text:style-name="P9"/>
      <text:p text:style-name="P13"><text:s text:c="5"/>6. <text:s/>La répartition des couples avec enfants et des familles monoparentales selon le nombre d’enfants est présentée ci- <text:s text:c="4"/>dessous :</text:p>
      <text:p text:style-name="P9"><draw:frame draw:style-name="fr1" draw:name="Objet1" text:anchor-type="paragraph" svg:width="16cm" svg:height="8.999cm" draw:z-index="0"><draw:object xlink:href="./Object 1" xlink:type="simple" xlink:show="embed" xlink:actuate="onLoad"/><draw:image xlink:href="./ObjectReplacements/Object 1" xlink:type="simple" xlink:show="embed" xlink:actuate="onLoad"/></draw:frame></text:p>
      <text:p text:style-name="P9"><text:soft-page-break/></text:p>
      <text:p text:style-name="P9"/>
      <text:p text:style-name="P9"/>
      <text:p text:style-name="P13">D’après le graphique ci-dessus, on observe que les coupes avec enfants ont majoritairement 2 enfants de moins de 25 ans dans leur logement alors que les familles monoparentales ont le plus souvent un seul enfant. <text:span text:style-name="T10">Il y a même plus de couples avec trois enfants que de couples sans enfants, ce qui est le contraire pour les familles monoparentales.</text:span> La séparation des couples contribue logiquement à réduire le nombre des naissances.</text:p>
      <text:p text:style-name="P9"/>
      <text:list xml:id="list100042994270913" text:continue-numbering="true" text:style-name="L1">
        <text:list-header>
          <text:p text:style-name="P48"/>
        </text:list-header>
      </text:list>
      <text:p text:style-name="P3">Exercice <text:span text:style-name="T3">2</text:span></text:p>
      <text:list xml:id="list3670209098" text:style-name="L2">
        <text:list-item>
          <text:p text:style-name="P49">Dans une distribution statistique, le mode est la modalité de la variable à laquelle est associé le plus grand effectif ou la plus grande fréquence.</text:p>
          <text:p text:style-name="P49">On parle de classe modale lorsqu’on a réparti la distribution statistique d’une variable quantitative continue dans des classes. La classe modale sera celle à laquelle sera associée le plus grand effectif ou la plus grande fréquence par unité d’amplitude.</text:p>
          <text:p text:style-name="P49"/>
        </text:list-item>
        <text:list-item>
          <text:p text:style-name="P50">La médiane est la valeur située au milieu d’une séquence ordonnée de données alors que la moyenne arithmétique divise la somme des valeurs par le nombre d’observations. La différence principale entre ces deux indicateurs de tendance centrale est que la médiane n’est affectée par aucune observation extrême dans un ensemble de données, alors que la moyenne arithmétique peut être altérée de façon importante par celles-ci. On dira que la médiane est plus robuste.</text:p>
          <text:p text:style-name="P50"/>
        </text:list-item>
        <text:list-item>
          <text:p text:style-name="P61"><text:span text:style-name="T1">L’écart-type mesure la dispersion d’une variable aléatoire. </text:span><text:span text:style-name="T2">Plus il est important, plus l’écart à la moyenne d’une observation risque d’être important.</text:span></text:p>
        </text:list-item>
      </text:list>
      <text:p text:style-name="P4"/>
      <text:p text:style-name="P4">Exercice <text:span text:style-name="T4">3</text:span></text:p>
      <text:list xml:id="list554997352" text:style-name="L3">
        <text:list-item>
          <text:p text:style-name="P55">Le nombre de personnes sortant au niveau supérieur en 2013, sacchant qu’il était de 1 611 000 hommes et de 2 112 000 femmes est de 1 611 000 + 2 112 000 = <text:s/>3 723 000.</text:p>
        </text:list-item>
      </text:list>
      <text:p text:style-name="P19"><text:tab/></text:p>
      <text:list xml:id="list2771384390" text:style-name="L4">
        <text:list-item>
          <text:p text:style-name="P56">L’indice d’effectifs d’élèves hommes sortant en enseignement supérieur en 2003, avec 2002 comme base 100 vaut :</text:p>
          <text:p text:style-name="P56">I2003 = N2003/N2002 * <text:s/>100</text:p>
          <text:p text:style-name="P56">=&gt; I2003 = 1435/1387 * 100</text:p>
          <text:p text:style-name="P56">=&gt; I2003 = 103,5.</text:p>
        </text:list-item>
      </text:list>
      <text:p text:style-name="P20"/>
      <text:p text:style-name="P20"><text:tab/>Les indices d’élèves hommes et femmes, avec pour base 100 l’année 2002, sur la <text:span text:style-name="T13">période 2002 à 2013 est <text:tab/>fournie</text:span> dans le tableau ci-dessous :</text:p>
      <text:p text:style-name="P20"/>
      <text:p text:style-name="P14"/>
      <text:p text:style-name="P14"/>
      <text:p text:style-name="P14"><draw:frame draw:style-name="fr1" draw:name="Objet2" text:anchor-type="paragraph" svg:width="6.773cm" svg:height="5.87cm" draw:z-index="1"><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0044272487459" text:continue-numbering="true" text:style-name="L4">
        <text:list-header>
          <text:p text:style-name="P52"><text:soft-page-break/></text:p>
        </text:list-header>
      </text:list>
      <text:p text:style-name="P11"/>
      <text:list xml:id="list100044209932809" text:continue-numbering="true" text:style-name="L4">
        <text:list-item>
          <text:p text:style-name="P53">Le graphique représentant les évolutions des indices calculés ci-dessus est présenté ici :</text:p>
        </text:list-item>
      </text:list>
      <text:p text:style-name="P15"/>
      <text:p text:style-name="P15"/>
      <text:p text:style-name="P15"><draw:frame draw:style-name="fr1" draw:name="Objet3" text:anchor-type="paragraph" svg:width="16cm" svg:height="8.999cm" draw:z-index="2"><draw:object xlink:href="./Object 3" xlink:type="simple" xlink:show="embed" xlink:actuate="onLoad"/><draw:image xlink:href="./ObjectReplacements/Object 3" xlink:type="simple" xlink:show="embed" xlink:actuate="onLoad"/></draw:frame></text:p>
      <text:p text:style-name="P15"/>
      <text:p text:style-name="P15"><text:tab/>On observe que les évolutions des sorties de l’enseignement supérieur suivent une même tendance haussière <text:tab/>pour les homems et les femmes (sauf en 2007 avec une grosse chute des sorties de l’enseignement supérieur). <text:tab/>La croissance est toutefois nettement supérieure pour les femmes qui initialement étaient déjà plus nombreuses <text:tab/>à sortir de l’enseignement supérieur. Cela signifie que l’écart se creuse sur ce point entre les sexes.</text:p>
      <text:p text:style-name="P15"><text:tab/></text:p>
      <text:p text:style-name="P15"><text:s text:c="7"/>4. Si nous disposions uniquement de ce graphique, qui représente une évolution d’indices, nous n’aurions des <text:tab/>informations que sur l’évolution du nombre de sortants de l’enseignement supérieur mais aucune sur les <text:tab/>effectifs. Nous n’aurions pas donc pu en conclure que les femmes étaient plus nombreuses que les hommes à <text:tab/>sortir de l’enseignement supérieur.</text:p>
      <text:p text:style-name="P29"/>
      <text:p text:style-name="P21"><text:s text:c="10"/>5. <text:span text:style-name="T14">Soit T le taux d’évolution du nombre d’hommes sortant au niveau enseignement supérieur entre 2013 et <text:tab/>2014 <text:tab/>et N2013 le nombre d’hommes sortant au niveau enseignement supérieur en 2013 et N2014 celui de <text:tab/>2014, nous avons alors :</text:span></text:p>
      <text:p text:style-name="P21"/>
      <text:p text:style-name="P21"><text:tab/><text:span text:style-name="T14">N2014 = N2013 * (1 + T/100)</text:span></text:p>
      <text:p text:style-name="P21"><text:tab/><text:span text:style-name="T15">=&gt; N2014 = 1611 * (1 + 1,74/100)</text:span></text:p>
      <text:p text:style-name="P21"><text:tab/><text:span text:style-name="T15">=&gt; N2014 = 1 639 milliers.</text:span></text:p>
      <text:p text:style-name="P21"/>
      <text:p text:style-name="P21"><text:tab/><text:span text:style-name="T15">En 2014, il y a donc 1 639 000 hommes sortant au niveau enseignement supérieur.</text:span></text:p>
      <text:p text:style-name="P21"/>
      <text:p text:style-name="P57"><text:s text:c="10"/>6. D’après la formule du TCAM, nous avons :</text:p>
      <text:p text:style-name="P21"><text:tab/><text:span text:style-name="T15">TCAM = ((Vf/Vi)^(1/n) – 1) * 100</text:span></text:p>
      <text:p text:style-name="P21"/>
      <text:p text:style-name="P21"><text:tab/><text:span text:style-name="T15">Or la période considérée va de 2002 à 2014, donc n vaut 12.</text:span></text:p>
      <text:p text:style-name="P21"><text:tab/><text:span text:style-name="T15">Cela implique que nous avons :</text:span></text:p>
      <text:p text:style-name="P21"><text:tab/><text:span text:style-name="T15">((Vf/1718)^(1/12) – 1 = 1,67/100</text:span></text:p>
      <text:p text:style-name="P21"><text:tab/><text:span text:style-name="T15">=&gt; (Vf/1718)^(1/12) = 1 + 1,67 / 100</text:span></text:p>
      <text:p text:style-name="P21"><text:tab/><text:span text:style-name="T15">=&gt; Vf/1718 = (1+1,67/100)^12</text:span></text:p>
      <text:p text:style-name="P22"><text:tab/><text:span text:style-name="T15">=&gt; Vf = 1718 * (1+1,67/100)^12</text:span></text:p>
      <text:p text:style-name="P26"><text:tab/><text:span text:style-name="T15">=&gt; </text:span><text:span text:style-name="T12">Vf = 2096 milliers</text:span></text:p>
      <text:p text:style-name="P26"><text:span text:style-name="T12"><text:tab/>Le nombre de femmes sortant au niveau enseignement supérieur en 2014, sachant que l’évolution annuelle </text:span><text:soft-page-break/><text:span text:style-name="T12">moyenne de cette valeur entre 2002 et 2014 a été de 1,67 %, est donc de 2 096 000.</text:span></text:p>
      <text:p text:style-name="P58"><text:tab/></text:p>
      <text:p text:style-name="P26"/>
      <text:p text:style-name="P26"/>
      <text:p text:style-name="P5">Exercice <text:span text:style-name="T5">4</text:span></text:p>
      <text:list xml:id="list2592064895" text:style-name="L5">
        <text:list-item>
          <text:p text:style-name="P62">L<text:span text:style-name="T16">e premier décile d’une distribution est la valeur au-dessous de laquelle se situent 10 % des observations de la variable étudiée.</text:span></text:p>
        </text:list-item>
      </text:list>
      <text:p text:style-name="P33"/>
      <text:list xml:id="list100043978829267" text:continue-numbering="true" text:style-name="L5">
        <text:list-item>
          <text:p text:style-name="P63">La médiane est un indicateur de tendance centrale alors que les rapports interdéciles (D9/D5 ou D5/D1) sont des indicateurs de dispersion.</text:p>
          <text:p text:style-name="P63"/>
        </text:list-item>
        <text:list-item>
          <text:p text:style-name="P63">Le tableau nous fournit le niveau de vie médian annuel en 2010 qui est de 20 330 euros.</text:p>
          <text:p text:style-name="P63">Pour obtenir le niveau de vie médian mensuel en 2010 (Nm), il suffit de diviser cette valeur par 12.</text:p>
          <text:p text:style-name="P63">Donc Nm vaut 20330/12 = 1694,2 <text:span text:style-name="T17">euros.</text:span></text:p>
        </text:list-item>
      </text:list>
      <text:p text:style-name="P41"/>
      <text:list xml:id="list100044461973542" text:continue-numbering="true" text:style-name="L5">
        <text:list-item>
          <text:p text:style-name="P64">L<text:span text:style-name="T17">a part de la masse de niveau de vie détenue par les 20 % les plus aisés en 2005 vaut 100 % auxquels on retire la part de la masse de niveau de vie détenue par les 80 % les moins aisés, représenté par l’indicateur S80.</text:span></text:p>
        </text:list-item>
      </text:list>
      <text:p text:style-name="P37">Donc cette part se monte à 100 – 62 = 38,0 % de la masse de niveau de vie.</text:p>
      <text:p text:style-name="P34"/>
      <text:p text:style-name="P34"/>
      <text:p text:style-name="P34"><draw:frame draw:style-name="fr1" draw:name="Objet4" text:anchor-type="paragraph" svg:width="14.106cm" svg:height="4.516cm" draw:z-index="3"><draw:object xlink:href="./Object 4" xlink:type="simple" xlink:show="embed" xlink:actuate="onLoad"/><draw:image xlink:href="./ObjectReplacements/Object 4" xlink:type="simple" xlink:show="embed" xlink:actuate="onLoad"/></draw:frame></text:p>
      <text:list xml:id="list100044871302051" text:continue-numbering="true" text:style-name="L5">
        <text:list-item>
          <text:p text:style-name="P65">L’évolution du premier décile entre 2013 et 2014 étant de -0,19 %, le premier décile en 2014 vaut :</text:p>
        </text:list-item>
      </text:list>
      <text:p text:style-name="P38"/>
      <text:p text:style-name="P38">D1(2014) = D1(2013) * (1 + T/100)</text:p>
      <text:p text:style-name="P38">=&gt; D1(2014) = 10790 * (1 – 0,19/100)</text:p>
      <text:p text:style-name="P38">=&gt; D1(2014) = 10769 euros.</text:p>
      <text:p text:style-name="P38"/>
      <text:p text:style-name="P38">En 2014 , le rapport D5/D1 vaut 1,9, donc la médiane de niveau de vie annuel en 2014 est : </text:p>
      <text:p text:style-name="P38">D5(2014) = D1(2014) * 1,9</text:p>
      <text:p text:style-name="P38">=&gt;D5(2014) = 20 462 euros</text:p>
      <text:p text:style-name="P38"/>
      <text:p text:style-name="P38">Enfin, en 2014, le rapport D9/D5 vaut 1,8, donc le neuvième décile en 2014 vaut :</text:p>
      <text:p text:style-name="P38">D9(2014) = D5(2014)*1,8 </text:p>
      <text:p text:style-name="P38">=&gt; D9(2014) = 36832 euros</text:p>
      <text:p text:style-name="P38"/>
      <text:p text:style-name="P38"/>
      <text:p text:style-name="P39">6. <text:s/>a- L’indice du niveau de vie médian en 2007, avec comme base 100 la valeur en 2005, vaut :</text:p>
      <text:p text:style-name="P39">I2007 = (V2007 / V2005) * 100</text:p>
      <text:p text:style-name="P39">=&gt; I2007 = (20 040 / 19 330) * 100</text:p>
      <text:p text:style-name="P39">=&gt; I2007 = 103,7</text:p>
      <text:p text:style-name="P38"/>
      <text:p text:style-name="P40">Sur toute la période 2007-2013, nous obtenons le tableau ci-dessous :</text:p>
      <text:p text:style-name="P38"><draw:frame draw:style-name="fr1" draw:name="Objet5" text:anchor-type="paragraph" svg:width="10.809cm" svg:height="4.066cm" draw:z-index="4"><draw:object xlink:href="./Object 5" xlink:type="simple" xlink:show="embed" xlink:actuate="onLoad"/><draw:image xlink:href="./ObjectReplacements/Object 5" xlink:type="simple" xlink:show="embed" xlink:actuate="onLoad"/></draw:frame></text:p>
      <text:p text:style-name="P38"/>
      <text:p text:style-name="P35"/>
      <text:p text:style-name="P35"/>
      <text:p text:style-name="P35"/>
      <text:p text:style-name="P35"/>
      <text:p text:style-name="P36"/>
      <text:p text:style-name="P31"><text:soft-page-break/></text:p>
      <text:p text:style-name="P6"/>
      <text:p text:style-name="P23">b- <text:span text:style-name="T18">Nous savons que V2010=V2005*(1+T/100)</text:span></text:p>
      <text:p text:style-name="P24">Or I2010 = (V2010/V2005)*100</text:p>
      <text:p text:style-name="P28">=&gt; <text:span text:style-name="T11">I2010 = (1+T/100) * 100</text:span></text:p>
      <text:p text:style-name="P24">=&gt; I2010 = 100 + T</text:p>
      <text:p text:style-name="P24">=&gt; T = I2010 – 100</text:p>
      <text:p text:style-name="P24">=&gt; T = 5,2 %</text:p>
      <text:p text:style-name="P24"/>
      <text:p text:style-name="P24">Entre 2005 et 2010, le niveau de vie médian a crû de 5,2 %</text:p>
      <text:p text:style-name="P24"/>
      <text:p text:style-name="P24">De même, V2013= V2010*(1+T/100)</text:p>
      <text:p text:style-name="P60">Or V2010=V2005*(1+5,2/100)</text:p>
      <text:p text:style-name="P60">et I2013 = (V2013/V2005) * 100</text:p>
      <text:p text:style-name="P60">=&gt; I2013 = (1+5,2*100)(1+T/100) * 100</text:p>
      <text:p text:style-name="P60">=&gt; 104=105,2*(1+T/100)</text:p>
      <text:p text:style-name="P60">=&gt; 1+T/100=104/105,2</text:p>
      <text:p text:style-name="P60">=&gt; T/100 = 104/105,2 – 1</text:p>
      <text:p text:style-name="P60">=&gt; T = 100 * (104/105,2 – 1)</text:p>
      <text:p text:style-name="P60">=&gt; T = -1,1 %</text:p>
      <text:p text:style-name="P60"/>
      <text:p text:style-name="P60">Entre 2010 et 2013, le niveau de vie médian a décrû de 1,1 %.</text:p>
      <text:p text:style-name="P27"/>
      <text:p text:style-name="P6">Exercice <text:span text:style-name="T6">5</text:span></text:p>
      <text:p text:style-name="P6"/>
      <text:list xml:id="list3815490673" text:style-name="L6">
        <text:list-item>
          <text:p text:style-name="P66">La part p de la population active de 15 ans ou plus travaillant dans le secteur agricole vaut :</text:p>
          <text:p text:style-name="P66">(Tagri / Ttot) * 100</text:p>
          <text:p text:style-name="P66">=&gt; p = (734 255 / 26 347 669 ) *100</text:p>
          <text:p text:style-name="P66">=&gt; <text:span text:style-name="T21">p = 2,8 %</text:span></text:p>
          <text:p text:style-name="P66">Le tableau ci-dessous représente la répartition en pourcentages de la population active par secteur d’activité pour l’ensemble de la population active, puis séparément pour les hommes et pour les femmes.</text:p>
        </text:list-item>
      </text:list>
      <text:p text:style-name="P42"/>
      <text:p text:style-name="P42"/>
      <text:p text:style-name="P42"><draw:frame draw:style-name="fr1" draw:name="Objet6" text:anchor-type="paragraph" svg:width="15.051cm" svg:height="3.163cm" draw:z-index="5"><draw:object xlink:href="./Object 6" xlink:type="simple" xlink:show="embed" xlink:actuate="onLoad"/><draw:image xlink:href="./ObjectReplacements/Object 6" xlink:type="simple" xlink:show="embed" xlink:actuate="onLoad"/></draw:frame></text:p>
      <text:p text:style-name="P42"/>
      <text:p text:style-name="P43"/>
      <text:p text:style-name="P18">2. <text:span text:style-name="T19">La part p des femmes actives de 15 ans ou plus étant agricultrices exploitantes vaut :</text:span></text:p>
      <text:p text:style-name="P25">p = (Nagr / Ntotfemmes) * 100</text:p>
      <text:p text:style-name="P25">=&gt; p = (119 962 / 12 674428) * 100</text:p>
      <text:p text:style-name="P25">=&gt; <text:span text:style-name="T21">p = 0,9 %</text:span></text:p>
      <text:p text:style-name="P18"/>
      <text:list xml:id="list100043988415717" text:continue-numbering="true" text:style-name="L6">
        <text:list-header>
          <text:p text:style-name="P67">Le tableau ci-dessous représente la répartition en pourcentages de la population active par c<text:span text:style-name="T20">atégorie sociale</text:span> pour l’ensemble de la population active et pour les femmes.</text:p>
        </text:list-header>
      </text:list>
      <text:p text:style-name="P30"/>
      <text:p text:style-name="P30"/>
      <text:p text:style-name="P30"><draw:frame draw:style-name="fr1" draw:name="Objet7" text:anchor-type="paragraph" svg:width="11.867cm" svg:height="3.612cm" draw:z-index="6"><draw:object xlink:href="./Object 7" xlink:type="simple" xlink:show="embed" xlink:actuate="onLoad"/><draw:image xlink:href="./ObjectReplacements/Object 7" xlink:type="simple" xlink:show="embed" xlink:actuate="onLoad"/></draw:frame></text:p>
      <text:p text:style-name="P32"/>
      <text:p text:style-name="P16">3. Les femmes actives travaillent très majoritairement dans les secteurs d’activité du commerce et dans l’administration publique (89 % des femmes actives à eux deux). On pouvait donc déduire de la répartition des travailleurs de ces deux secteurs d’activité par catégorié sociale les principales caractéristiques de la répartition des femmes actives par catégorie sociale.</text:p>
      <text:p text:style-name="P16">Les personnes travaillant dans le commerce sont à plus de 50 % d’entre eux des professions intermédiaires ou des employés et pour l’administration publique, ce même taux dépasse les 70 %. On en conclut que les femmes sont majoritairement des professions intermédiaires ou des employées (ce qui est en effet le cas de 72,6 % d’entre elles). </text:p>
      <text:p text:style-name="P16">Les secteurs du commerce et de l’administration publique emploient peu d’agriculteurs, d’artisans et d’ouvriers. Il était logique d’en déduire que les femmes actives seront rarement agricultrices, artisans ou ouvrières.</text:p>
      <text:p text:style-name="P16"/>
      <text:p text:style-name="P17">4. Il y a légèrement plus d’hommes que de femmes au sein de la population active. Hommes et femmes ont des répartitions par secteur d’activité et catégories sociales assez distinctes. Les hommes sont plus nombreux que les femmes dans l’industrie et la construction particulièrement alors que les femmes ont beaucoup plus tendance à travailler dans le secteur de l’administration publique, enseignement, santé et action sociale. De plus elles sont très majoritaires parmi les employés et lègèrement dans les professions intermédiaires mais sous-représentées de manière importante parmi les ouvriers, agriculteurs et artisans.</text:p>
      <text:p text:style-name="P17">Pour l’ensemble de la population active, ce sont les secteurs du commerce et de l’adminisatration publique qui concentrent la majorité des emplois, et les métiers de services commes les professions intermédiaires et les employés qui sont les catégories sociales les plus importantes. Les agriculteurs et les artisans sont les moins nombreux, et ce sont les secteurs de l’agriculture et de la construction qui emploient le moins de travaill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érard Vittek</meta:initial-creator>
    <meta:creation-date>2016-10-07T10:40:46.733000000</meta:creation-date>
    <dc:date>2020-10-28T10:00:42.621000000</dc:date>
    <meta:editing-duration>P1DT11H30M54S</meta:editing-duration>
    <meta:editing-cycles>61</meta:editing-cycles>
    <meta:generator>LibreOffice/5.4.6.2$Windows_X86_64 LibreOffice_project/4014ce260a04f1026ba855d3b8d91541c224eab8</meta:generator>
    <meta:printed-by>Gérard Vittek</meta:printed-by>
    <meta:print-date>2016-11-02T09:27:05.513000000</meta:print-date>
    <meta:document-statistic meta:table-count="0" meta:image-count="0" meta:object-count="7" meta:page-count="6" meta:paragraph-count="104" meta:word-count="1901" meta:character-count="10697" meta:non-whitespace-character-count="88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365cm" svg:y="3.204cm" style:legend-expansion="high" chart:style-name="ch2"/>
        <chart:plot-area chart:style-name="ch3" chart:data-source-has-labels="both" svg:x="0.319cm" svg:y="0.179cm" svg:width="12.727cm" svg:height="8.641cm">
          <chartooo:coordinate-region svg:x="1.866cm" svg:y="0.378cm" svg:width="11.18cm" svg:height="7.79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as d’enfant</text:p>
              </table:table-cell>
              <table:table-cell office:value-type="string">
                <text:p>1 enfant</text:p>
              </table:table-cell>
              <table:table-cell office:value-type="string">
                <text:p>2 enfants</text:p>
              </table:table-cell>
              <table:table-cell office:value-type="string">
                <text:p>3 enfants</text:p>
              </table:table-cell>
              <table:table-cell office:value-type="string">
                <text:p>4 enfants</text:p>
              </table:table-cell>
            </table:table-row>
          </table:table-header-rows>
          <table:table-rows>
            <table:table-row>
              <table:table-cell office:value-type="string">
                <text:p>Couples</text:p>
              </table:table-cell>
              <table:table-cell office:value-type="float" office:value="531036">
                <text:p>531036</text:p>
              </table:table-cell>
              <table:table-cell office:value-type="float" office:value="2806774">
                <text:p>2806774</text:p>
              </table:table-cell>
              <table:table-cell office:value-type="float" office:value="2937892">
                <text:p>2937892</text:p>
              </table:table-cell>
              <table:table-cell office:value-type="float" office:value="1071602">
                <text:p>1071602</text:p>
              </table:table-cell>
              <table:table-cell office:value-type="float" office:value="334493">
                <text:p>334493</text:p>
              </table:table-cell>
            </table:table-row>
            <table:table-row>
              <table:table-cell office:value-type="string">
                <text:p>familles monoparentales</text:p>
              </table:table-cell>
              <table:table-cell office:value-type="float" office:value="479133">
                <text:p>479133</text:p>
              </table:table-cell>
              <table:table-cell office:value-type="float" office:value="1220329">
                <text:p>1220329</text:p>
              </table:table-cell>
              <table:table-cell office:value-type="float" office:value="678833">
                <text:p>678833</text:p>
              </table:table-cell>
              <table:table-cell office:value-type="float" office:value="210889">
                <text:p>210889</text:p>
              </table:table-cell>
              <table:table-cell office:value-type="float" office:value="78474">
                <text:p>784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7"/>
  </office:automatic-styles>
  <office:body>
    <office:spreadsheet>
      <table:calculation-settings table:automatic-find-labels="false" table:use-regular-expressions="false" table:use-wildcards="true"/>
      <table:table table:name="Feuille1" table:style-name="ta1">
        <table:table-column table:style-name="co1" table:number-columns-repeated="7" table:default-cell-style-name="Default"/>
        <table:table-row table:style-name="ro1" table:number-rows-repeated="29">
          <table:table-cell table:number-columns-repeated="7"/>
        </table:table-row>
        <table:table-row table:style-name="ro1">
          <table:table-cell table:number-columns-repeated="5"/>
          <table:table-cell office:value-type="string" calcext:value-type="string">
            <text:p>Hommes</text:p>
          </table:table-cell>
          <table:table-cell office:value-type="string" calcext:value-type="string">
            <text:p>Femmes</text:p>
          </table:table-cell>
        </table:table-row>
        <table:table-row table:style-name="ro1">
          <table:table-cell table:number-columns-repeated="4"/>
          <table:table-cell office:value-type="float" office:value="2002" calcext:value-type="float">
            <text:p>2002</text:p>
          </table:table-cell>
          <table:table-cell table:number-columns-repeated="2" table:style-name="ce1" office:value-type="float" office:value="100" calcext:value-type="float">
            <text:p>100,0</text:p>
          </table:table-cell>
        </table:table-row>
        <table:table-row table:style-name="ro1">
          <table:table-cell table:number-columns-repeated="4"/>
          <table:table-cell office:value-type="float" office:value="2003" calcext:value-type="float">
            <text:p>2003</text:p>
          </table:table-cell>
          <table:table-cell table:style-name="ce1" office:value-type="float" office:value="103.460706560923" calcext:value-type="float">
            <text:p>103,5</text:p>
          </table:table-cell>
          <table:table-cell table:style-name="ce1" office:value-type="float" office:value="104.714784633295" calcext:value-type="float">
            <text:p>104,7</text:p>
          </table:table-cell>
        </table:table-row>
        <table:table-row table:style-name="ro1">
          <table:table-cell table:number-columns-repeated="4"/>
          <table:table-cell office:value-type="float" office:value="2004" calcext:value-type="float">
            <text:p>2004</text:p>
          </table:table-cell>
          <table:table-cell table:style-name="ce1" office:value-type="float" office:value="103.821196827686" calcext:value-type="float">
            <text:p>103,8</text:p>
          </table:table-cell>
          <table:table-cell table:style-name="ce1" office:value-type="float" office:value="103.84167636787" calcext:value-type="float">
            <text:p>103,8</text:p>
          </table:table-cell>
        </table:table-row>
        <table:table-row table:style-name="ro1">
          <table:table-cell table:number-columns-repeated="4"/>
          <table:table-cell office:value-type="float" office:value="2005" calcext:value-type="float">
            <text:p>2005</text:p>
          </table:table-cell>
          <table:table-cell table:style-name="ce1" office:value-type="float" office:value="108.219178082192" calcext:value-type="float">
            <text:p>108,2</text:p>
          </table:table-cell>
          <table:table-cell table:style-name="ce1" office:value-type="float" office:value="112.281722933644" calcext:value-type="float">
            <text:p>112,3</text:p>
          </table:table-cell>
        </table:table-row>
        <table:table-row table:style-name="ro1">
          <table:table-cell table:number-columns-repeated="4"/>
          <table:table-cell office:value-type="float" office:value="2006" calcext:value-type="float">
            <text:p>2006</text:p>
          </table:table-cell>
          <table:table-cell table:style-name="ce1" office:value-type="float" office:value="112.905551550108" calcext:value-type="float">
            <text:p>112,9</text:p>
          </table:table-cell>
          <table:table-cell table:style-name="ce1" office:value-type="float" office:value="118.917345750873" calcext:value-type="float">
            <text:p>118,9</text:p>
          </table:table-cell>
        </table:table-row>
        <table:table-row table:style-name="ro1">
          <table:table-cell table:number-columns-repeated="4"/>
          <table:table-cell office:value-type="float" office:value="2007" calcext:value-type="float">
            <text:p>2007</text:p>
          </table:table-cell>
          <table:table-cell table:style-name="ce1" office:value-type="float" office:value="108.795962509012" calcext:value-type="float">
            <text:p>108,8</text:p>
          </table:table-cell>
          <table:table-cell table:style-name="ce1" office:value-type="float" office:value="111.175785797439" calcext:value-type="float">
            <text:p>111,2</text:p>
          </table:table-cell>
        </table:table-row>
        <table:table-row table:style-name="ro1">
          <table:table-cell table:number-columns-repeated="4"/>
          <table:table-cell office:value-type="float" office:value="2008" calcext:value-type="float">
            <text:p>2008</text:p>
          </table:table-cell>
          <table:table-cell table:style-name="ce1" office:value-type="float" office:value="108.940158615717" calcext:value-type="float">
            <text:p>108,9</text:p>
          </table:table-cell>
          <table:table-cell table:style-name="ce1" office:value-type="float" office:value="113.969732246799" calcext:value-type="float">
            <text:p>114,0</text:p>
          </table:table-cell>
        </table:table-row>
        <table:table-row table:style-name="ro1">
          <table:table-cell table:number-columns-repeated="4"/>
          <table:table-cell office:value-type="float" office:value="2009" calcext:value-type="float">
            <text:p>2009</text:p>
          </table:table-cell>
          <table:table-cell table:style-name="ce1" office:value-type="float" office:value="111.968276856525" calcext:value-type="float">
            <text:p>112,0</text:p>
          </table:table-cell>
          <table:table-cell table:style-name="ce1" office:value-type="float" office:value="115.366705471478" calcext:value-type="float">
            <text:p>115,4</text:p>
          </table:table-cell>
        </table:table-row>
        <table:table-row table:style-name="ro1">
          <table:table-cell table:number-columns-repeated="4"/>
          <table:table-cell office:value-type="float" office:value="2010" calcext:value-type="float">
            <text:p>2010</text:p>
          </table:table-cell>
          <table:table-cell table:style-name="ce1" office:value-type="float" office:value="111.679884643115" calcext:value-type="float">
            <text:p>111,7</text:p>
          </table:table-cell>
          <table:table-cell table:style-name="ce1" office:value-type="float" office:value="113.562281722934" calcext:value-type="float">
            <text:p>113,6</text:p>
          </table:table-cell>
        </table:table-row>
        <table:table-row table:style-name="ro1">
          <table:table-cell table:number-columns-repeated="4"/>
          <table:table-cell office:value-type="float" office:value="2011" calcext:value-type="float">
            <text:p>2011</text:p>
          </table:table-cell>
          <table:table-cell table:style-name="ce1" office:value-type="float" office:value="113.482335976929" calcext:value-type="float">
            <text:p>113,5</text:p>
          </table:table-cell>
          <table:table-cell table:style-name="ce1" office:value-type="float" office:value="115.657741559953" calcext:value-type="float">
            <text:p>115,7</text:p>
          </table:table-cell>
        </table:table-row>
        <table:table-row table:style-name="ro1">
          <table:table-cell table:number-columns-repeated="4"/>
          <table:table-cell office:value-type="float" office:value="2012" calcext:value-type="float">
            <text:p>2012</text:p>
          </table:table-cell>
          <table:table-cell table:style-name="ce1" office:value-type="float" office:value="113.554434030281" calcext:value-type="float">
            <text:p>113,6</text:p>
          </table:table-cell>
          <table:table-cell table:style-name="ce1" office:value-type="float" office:value="118.568102444703" calcext:value-type="float">
            <text:p>118,6</text:p>
          </table:table-cell>
        </table:table-row>
        <table:table-row table:style-name="ro1">
          <table:table-cell table:number-columns-repeated="4"/>
          <table:table-cell office:value-type="float" office:value="2013" calcext:value-type="float">
            <text:p>2013</text:p>
          </table:table-cell>
          <table:table-cell table:style-name="ce1" office:value-type="float" office:value="116.149963950973" calcext:value-type="float">
            <text:p>116,1</text:p>
          </table:table-cell>
          <table:table-cell table:style-name="ce1" office:value-type="float" office:value="122.933643771828" calcext:value-type="float">
            <text:p>12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5">00/00/0000</text:date>, <text:time style:data-style-name="N2" text:time-value="16:23:45.6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minimum="1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279cm" svg:y="3.951cm" style:legend-expansion="high" chart:style-name="ch2"/>
        <chart:plot-area chart:style-name="ch3" chart:data-source-has-labels="both" svg:x="0.319cm" svg:y="0.179cm" svg:width="12.641cm" svg:height="8.641cm">
          <chartooo:coordinate-region svg:x="1.417cm" svg:y="0.379cm" svg:width="11.171cm" svg:height="7.795cm"/>
          <chart:axis chart:dimension="x" chart:name="primary-x" chart:style-name="ch4"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table:table-cell>
              <table:table-cell office:value-type="string">
                <text:p>Femmes</text:p>
              </table:table-cell>
            </table:table-row>
          </table:table-header-rows>
          <table:table-rows>
            <table:table-row>
              <table:table-cell office:value-type="float" office:value="2002">
                <text:p>2002</text:p>
              </table:table-cell>
              <table:table-cell office:value-type="float" office:value="100">
                <text:p>100</text:p>
              </table:table-cell>
              <table:table-cell office:value-type="float" office:value="100">
                <text:p>100</text:p>
              </table:table-cell>
            </table:table-row>
            <table:table-row>
              <table:table-cell office:value-type="float" office:value="2003">
                <text:p>2003</text:p>
              </table:table-cell>
              <table:table-cell office:value-type="float" office:value="103.460706560923">
                <text:p>103.460706560923</text:p>
              </table:table-cell>
              <table:table-cell office:value-type="float" office:value="104.714784633295">
                <text:p>104.714784633295</text:p>
              </table:table-cell>
            </table:table-row>
            <table:table-row>
              <table:table-cell office:value-type="float" office:value="2004">
                <text:p>2004</text:p>
              </table:table-cell>
              <table:table-cell office:value-type="float" office:value="103.821196827686">
                <text:p>103.821196827686</text:p>
              </table:table-cell>
              <table:table-cell office:value-type="float" office:value="103.84167636787">
                <text:p>103.84167636787</text:p>
              </table:table-cell>
            </table:table-row>
            <table:table-row>
              <table:table-cell office:value-type="float" office:value="2005">
                <text:p>2005</text:p>
              </table:table-cell>
              <table:table-cell office:value-type="float" office:value="108.219178082192">
                <text:p>108.219178082192</text:p>
              </table:table-cell>
              <table:table-cell office:value-type="float" office:value="112.281722933644">
                <text:p>112.281722933644</text:p>
              </table:table-cell>
            </table:table-row>
            <table:table-row>
              <table:table-cell office:value-type="float" office:value="2006">
                <text:p>2006</text:p>
              </table:table-cell>
              <table:table-cell office:value-type="float" office:value="112.905551550108">
                <text:p>112.905551550108</text:p>
              </table:table-cell>
              <table:table-cell office:value-type="float" office:value="118.917345750873">
                <text:p>118.917345750873</text:p>
              </table:table-cell>
            </table:table-row>
            <table:table-row>
              <table:table-cell office:value-type="float" office:value="2007">
                <text:p>2007</text:p>
              </table:table-cell>
              <table:table-cell office:value-type="float" office:value="108.795962509012">
                <text:p>108.795962509012</text:p>
              </table:table-cell>
              <table:table-cell office:value-type="float" office:value="111.175785797439">
                <text:p>111.175785797439</text:p>
              </table:table-cell>
            </table:table-row>
            <table:table-row>
              <table:table-cell office:value-type="float" office:value="2008">
                <text:p>2008</text:p>
              </table:table-cell>
              <table:table-cell office:value-type="float" office:value="108.940158615717">
                <text:p>108.940158615717</text:p>
              </table:table-cell>
              <table:table-cell office:value-type="float" office:value="113.969732246799">
                <text:p>113.969732246799</text:p>
              </table:table-cell>
            </table:table-row>
            <table:table-row>
              <table:table-cell office:value-type="float" office:value="2009">
                <text:p>2009</text:p>
              </table:table-cell>
              <table:table-cell office:value-type="float" office:value="111.968276856525">
                <text:p>111.968276856525</text:p>
              </table:table-cell>
              <table:table-cell office:value-type="float" office:value="115.366705471478">
                <text:p>115.366705471478</text:p>
              </table:table-cell>
            </table:table-row>
            <table:table-row>
              <table:table-cell office:value-type="float" office:value="2010">
                <text:p>2010</text:p>
              </table:table-cell>
              <table:table-cell office:value-type="float" office:value="111.679884643115">
                <text:p>111.679884643115</text:p>
              </table:table-cell>
              <table:table-cell office:value-type="float" office:value="113.562281722934">
                <text:p>113.562281722934</text:p>
              </table:table-cell>
            </table:table-row>
            <table:table-row>
              <table:table-cell office:value-type="float" office:value="2011">
                <text:p>2011</text:p>
              </table:table-cell>
              <table:table-cell office:value-type="float" office:value="113.482335976929">
                <text:p>113.482335976929</text:p>
              </table:table-cell>
              <table:table-cell office:value-type="float" office:value="115.657741559953">
                <text:p>115.657741559953</text:p>
              </table:table-cell>
            </table:table-row>
            <table:table-row>
              <table:table-cell office:value-type="float" office:value="2012">
                <text:p>2012</text:p>
              </table:table-cell>
              <table:table-cell office:value-type="float" office:value="113.554434030281">
                <text:p>113.554434030281</text:p>
              </table:table-cell>
              <table:table-cell office:value-type="float" office:value="118.568102444703">
                <text:p>118.568102444703</text:p>
              </table:table-cell>
            </table:table-row>
            <table:table-row>
              <table:table-cell office:value-type="float" office:value="2013">
                <text:p>2013</text:p>
              </table:table-cell>
              <table:table-cell office:value-type="float" office:value="116.149963950973">
                <text:p>116.149963950973</text:p>
              </table:table-cell>
              <table:table-cell office:value-type="float" office:value="122.933643771828">
                <text:p>122.9336437718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8.4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row table:style-name="ro1" table:number-rows-repeated="49">
          <table:table-cell table:number-columns-repeated="3"/>
        </table:table-row>
        <table:table-row table:style-name="ro1">
          <table:table-cell/>
          <table:table-cell table:style-name="ce1" office:value-type="string" calcext:value-type="string">
            <text:p>Année</text:p>
          </table:table-cell>
          <table:table-cell table:style-name="ce1" office:value-type="string" calcext:value-type="string">
            <text:p>Part de la masse de niveau de vie détenue par les 20 % les plus aisés (%)</text:p>
          </table:table-cell>
        </table:table-row>
        <table:table-row table:style-name="ro1">
          <table:table-cell/>
          <table:table-cell table:style-name="ce1" office:value-type="float" office:value="2005" calcext:value-type="float">
            <text:p>2005</text:p>
          </table:table-cell>
          <table:table-cell table:style-name="ce2" office:value-type="float" office:value="38" calcext:value-type="float">
            <text:p>38,0</text:p>
          </table:table-cell>
        </table:table-row>
        <table:table-row table:style-name="ro1">
          <table:table-cell/>
          <table:table-cell table:style-name="ce1" office:value-type="float" office:value="2007" calcext:value-type="float">
            <text:p>2007</text:p>
          </table:table-cell>
          <table:table-cell table:style-name="ce2" office:value-type="float" office:value="38.2" calcext:value-type="float">
            <text:p>38,2</text:p>
          </table:table-cell>
        </table:table-row>
        <table:table-row table:style-name="ro1">
          <table:table-cell/>
          <table:table-cell table:style-name="ce1" office:value-type="float" office:value="2008" calcext:value-type="float">
            <text:p>2008</text:p>
          </table:table-cell>
          <table:table-cell table:style-name="ce2" office:value-type="float" office:value="38.4" calcext:value-type="float">
            <text:p>38,4</text:p>
          </table:table-cell>
        </table:table-row>
        <table:table-row table:style-name="ro1">
          <table:table-cell/>
          <table:table-cell table:style-name="ce1" office:value-type="float" office:value="2009" calcext:value-type="float">
            <text:p>2009</text:p>
          </table:table-cell>
          <table:table-cell table:style-name="ce2" office:value-type="float" office:value="38.2" calcext:value-type="float">
            <text:p>38,2</text:p>
          </table:table-cell>
        </table:table-row>
        <table:table-row table:style-name="ro1">
          <table:table-cell/>
          <table:table-cell table:style-name="ce1" office:value-type="float" office:value="2010" calcext:value-type="float">
            <text:p>2010</text:p>
          </table:table-cell>
          <table:table-cell table:style-name="ce2" office:value-type="float" office:value="39.3" calcext:value-type="float">
            <text:p>39,3</text:p>
          </table:table-cell>
        </table:table-row>
        <table:table-row table:style-name="ro1">
          <table:table-cell/>
          <table:table-cell table:style-name="ce1" office:value-type="float" office:value="2011" calcext:value-type="float">
            <text:p>2011</text:p>
          </table:table-cell>
          <table:table-cell table:style-name="ce2" office:value-type="float" office:value="39.5" calcext:value-type="float">
            <text:p>39,5</text:p>
          </table:table-cell>
        </table:table-row>
        <table:table-row table:style-name="ro1">
          <table:table-cell/>
          <table:table-cell table:style-name="ce1" office:value-type="float" office:value="2012" calcext:value-type="float">
            <text:p>2012</text:p>
          </table:table-cell>
          <table:table-cell table:style-name="ce2" office:value-type="float" office:value="39.3" calcext:value-type="float">
            <text:p>39,3</text:p>
          </table:table-cell>
        </table:table-row>
        <table:table-row table:style-name="ro1">
          <table:table-cell/>
          <table:table-cell table:style-name="ce1" office:value-type="float" office:value="2013" calcext:value-type="float">
            <text:p>2013</text:p>
          </table:table-cell>
          <table:table-cell table:style-name="ce2" office:value-type="float" office:value="38.2" calcext:value-type="float">
            <text:p>38,2</text:p>
          </table:table-cell>
        </table:table-row>
        <table:table-row table:style-name="ro1">
          <table:table-cell/>
          <table:table-cell table:style-name="ce1" office:value-type="float" office:value="2014" calcext:value-type="float">
            <text:p>2014</text:p>
          </table:table-cell>
          <table:table-cell table:style-name="ce2" office:value-type="float" office:value="38.3" calcext:value-type="float">
            <text:p>3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6:40:12.89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5.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7">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row table:style-name="ro1" table:number-rows-repeated="66">
          <table:table-cell table:number-columns-repeated="3"/>
        </table:table-row>
        <table:table-row table:style-name="ro1">
          <table:table-cell/>
          <table:table-cell table:style-name="ce1" office:value-type="string" calcext:value-type="string">
            <text:p>Année</text:p>
          </table:table-cell>
          <table:table-cell table:style-name="ce1" office:value-type="string" calcext:value-type="string">
            <text:p>Indice du niveau de vie médian en base 100 en 2005</text:p>
          </table:table-cell>
        </table:table-row>
        <table:table-row table:style-name="ro1">
          <table:table-cell/>
          <table:table-cell table:style-name="ce1" office:value-type="float" office:value="2005" calcext:value-type="float">
            <text:p>2005</text:p>
          </table:table-cell>
          <table:table-cell table:style-name="ce2" table:formula="of:=100" office:value-type="float" office:value="100" calcext:value-type="float">
            <text:p>100,0</text:p>
          </table:table-cell>
        </table:table-row>
        <table:table-row table:style-name="ro1">
          <table:table-cell/>
          <table:table-cell table:style-name="ce1" office:value-type="float" office:value="2007" calcext:value-type="float">
            <text:p>2007</text:p>
          </table:table-cell>
          <table:table-cell table:style-name="ce2" table:formula="of:=20040/19330*100" office:value-type="float" office:value="103.673047077082" calcext:value-type="float">
            <text:p>103,7</text:p>
          </table:table-cell>
        </table:table-row>
        <table:table-row table:style-name="ro1">
          <table:table-cell/>
          <table:table-cell table:style-name="ce1" office:value-type="float" office:value="2008" calcext:value-type="float">
            <text:p>2008</text:p>
          </table:table-cell>
          <table:table-cell table:style-name="ce2" table:formula="of:=20370/19330*100" office:value-type="float" office:value="105.380237972064" calcext:value-type="float">
            <text:p>105,4</text:p>
          </table:table-cell>
        </table:table-row>
        <table:table-row table:style-name="ro1">
          <table:table-cell/>
          <table:table-cell table:style-name="ce1" office:value-type="float" office:value="2009" calcext:value-type="float">
            <text:p>2009</text:p>
          </table:table-cell>
          <table:table-cell table:style-name="ce2" table:formula="of:=20450/19330*100" office:value-type="float" office:value="105.794102431454" calcext:value-type="float">
            <text:p>105,8</text:p>
          </table:table-cell>
        </table:table-row>
        <table:table-row table:style-name="ro1">
          <table:table-cell/>
          <table:table-cell table:style-name="ce1" office:value-type="float" office:value="2010" calcext:value-type="float">
            <text:p>2010</text:p>
          </table:table-cell>
          <table:table-cell table:style-name="ce2" table:formula="of:=20330/19330*100" office:value-type="float" office:value="105.173305742369" calcext:value-type="float">
            <text:p>105,2</text:p>
          </table:table-cell>
        </table:table-row>
        <table:table-row table:style-name="ro1">
          <table:table-cell/>
          <table:table-cell table:style-name="ce1" office:value-type="float" office:value="2011" calcext:value-type="float">
            <text:p>2011</text:p>
          </table:table-cell>
          <table:table-cell table:style-name="ce2" table:formula="of:=20210/19330*100" office:value-type="float" office:value="104.552509053285" calcext:value-type="float">
            <text:p>104,6</text:p>
          </table:table-cell>
        </table:table-row>
        <table:table-row table:style-name="ro1">
          <table:table-cell/>
          <table:table-cell table:style-name="ce1" office:value-type="float" office:value="2012" calcext:value-type="float">
            <text:p>2012</text:p>
          </table:table-cell>
          <table:table-cell table:style-name="ce2" table:formula="of:=20020/19330*100" office:value-type="float" office:value="103.569580962235" calcext:value-type="float">
            <text:p>103,6</text:p>
          </table:table-cell>
        </table:table-row>
        <table:table-row table:style-name="ro1">
          <table:table-cell/>
          <table:table-cell table:style-name="ce1" office:value-type="float" office:value="2013" calcext:value-type="float">
            <text:p>2013</text:p>
          </table:table-cell>
          <table:table-cell table:style-name="ce2" table:formula="of:=20100/19330*100" office:value-type="float" office:value="103.983445421624" calcext:value-type="float">
            <text:p>104,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6:50:28.5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2.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3" table:default-cell-style-name="Default"/>
        <table:table-row table:style-name="ro1" table:number-rows-repeated="82">
          <table:table-cell table:number-columns-repeated="8"/>
        </table:table-row>
        <table:table-row table:style-name="ro1">
          <table:table-cell table:number-columns-repeated="4"/>
          <table:table-cell table:style-name="ce1" office:value-type="string" calcext:value-type="string">
            <text:p>Secteur activité</text:p>
          </table:table-cell>
          <table:table-cell table:style-name="ce1" office:value-type="string" calcext:value-type="string">
            <text:p>ensemble</text:p>
          </table:table-cell>
          <table:table-cell table:style-name="ce1" office:value-type="string" calcext:value-type="string">
            <text:p>hommes</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ure</text:p>
          </table:table-cell>
          <table:table-cell table:style-name="ce2" office:value-type="percentage" office:value="0.02786793017629" calcext:value-type="percentage">
            <text:p>2,8%</text:p>
          </table:table-cell>
          <table:table-cell table:style-name="ce2" office:value-type="percentage" office:value="0.0378722910045767" calcext:value-type="percentage">
            <text:p>3,8%</text:p>
          </table:table-cell>
          <table:table-cell table:style-name="ce2" office:value-type="percentage" office:value="0.0170751689938197" calcext:value-type="percentage">
            <text:p>1,7%</text:p>
          </table:table-cell>
        </table:table-row>
        <table:table-row table:style-name="ro1">
          <table:table-cell table:number-columns-repeated="4"/>
          <table:table-cell table:style-name="ce1" office:value-type="string" calcext:value-type="string">
            <text:p>Industrie</text:p>
          </table:table-cell>
          <table:table-cell table:style-name="ce2" office:value-type="percentage" office:value="0.126581292637311" calcext:value-type="percentage">
            <text:p>12,7%</text:p>
          </table:table-cell>
          <table:table-cell table:style-name="ce2" office:value-type="percentage" office:value="0.172871291241682" calcext:value-type="percentage">
            <text:p>17,3%</text:p>
          </table:table-cell>
          <table:table-cell table:style-name="ce2" office:value-type="percentage" office:value="0.0766433798827056" calcext:value-type="percentage">
            <text:p>7,7%</text:p>
          </table:table-cell>
        </table:table-row>
        <table:table-row table:style-name="ro1">
          <table:table-cell table:number-columns-repeated="4"/>
          <table:table-cell table:style-name="ce1" office:value-type="string" calcext:value-type="string">
            <text:p>Construction</text:p>
          </table:table-cell>
          <table:table-cell table:style-name="ce2" office:value-type="percentage" office:value="0.0680576334855277" calcext:value-type="percentage">
            <text:p>6,8%</text:p>
          </table:table-cell>
          <table:table-cell table:style-name="ce2" office:value-type="percentage" office:value="0.116742978731745" calcext:value-type="percentage">
            <text:p>11,7%</text:p>
          </table:table-cell>
          <table:table-cell table:style-name="ce2" office:value-type="percentage" office:value="0.015535691235928" calcext:value-type="percentage">
            <text:p>1,6%</text:p>
          </table:table-cell>
        </table:table-row>
        <table:table-row table:style-name="ro1">
          <table:table-cell table:number-columns-repeated="4"/>
          <table:table-cell table:style-name="ce1" office:value-type="string" calcext:value-type="string">
            <text:p>Commerce, transports et services</text:p>
          </table:table-cell>
          <table:table-cell table:style-name="ce2" office:value-type="percentage" office:value="0.461478888322151" calcext:value-type="percentage">
            <text:p>46,1%</text:p>
          </table:table-cell>
          <table:table-cell table:style-name="ce2" office:value-type="percentage" office:value="0.476329680992993" calcext:value-type="percentage">
            <text:p>47,6%</text:p>
          </table:table-cell>
          <table:table-cell table:style-name="ce2" office:value-type="percentage" office:value="0.445457735844174" calcext:value-type="percentage">
            <text:p>44,5%</text:p>
          </table:table-cell>
        </table:table-row>
        <table:table-row table:style-name="ro1">
          <table:table-cell table:number-columns-repeated="4"/>
          <table:table-cell table:style-name="ce1" office:value-type="string" calcext:value-type="string">
            <text:p>Adm publique, enseignement, santé, action sociale</text:p>
          </table:table-cell>
          <table:table-cell table:style-name="ce2" office:value-type="percentage" office:value="0.316014217424699" calcext:value-type="percentage">
            <text:p>31,6%</text:p>
          </table:table-cell>
          <table:table-cell table:style-name="ce2" office:value-type="percentage" office:value="0.196183758029003" calcext:value-type="percentage">
            <text:p>19,6%</text:p>
          </table:table-cell>
          <table:table-cell table:style-name="ce2" office:value-type="percentage" office:value="0.445287945144349" calcext:value-type="percentage">
            <text:p>44,5%</text:p>
          </table:table-cell>
        </table:table-row>
        <table:table-row table:style-name="ro1">
          <table:table-cell table:number-columns-repeated="4"/>
          <table:table-cell table:style-name="ce1" office:value-type="string" calcext:value-type="string">
            <text:p>Ensemble</text:p>
          </table:table-cell>
          <table:table-cell table:number-columns-repeated="3" table:style-name="ce2" office:value-type="percentage" office:value="1" calcext:value-type="percentage">
            <text:p>10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09:58:08.0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3.5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92">
          <table:table-cell table:number-columns-repeated="7"/>
        </table:table-row>
        <table:table-row table:style-name="ro1">
          <table:table-cell table:number-columns-repeated="4"/>
          <table:table-cell table:style-name="ce1" office:value-type="string" calcext:value-type="string">
            <text:p>Catégorie sociale</text:p>
          </table:table-cell>
          <table:table-cell table:style-name="ce1" office:value-type="string" calcext:value-type="string">
            <text:p>ensemble</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eurs exploitants</text:p>
          </table:table-cell>
          <table:table-cell table:style-name="ce2" office:value-type="percentage" office:value="0.017209112502514" calcext:value-type="percentage">
            <text:p>1,7%</text:p>
          </table:table-cell>
          <table:table-cell table:style-name="ce2" office:value-type="percentage" office:value="0.00946488472694784" calcext:value-type="percentage">
            <text:p>0,9%</text:p>
          </table:table-cell>
        </table:table-row>
        <table:table-row table:style-name="ro1">
          <table:table-cell table:number-columns-repeated="4"/>
          <table:table-cell table:style-name="ce1" office:value-type="string" calcext:value-type="string">
            <text:p>Artisans, commerçants, et chefs d’entreprise</text:p>
          </table:table-cell>
          <table:table-cell table:style-name="ce2" office:value-type="percentage" office:value="0.065312381144609" calcext:value-type="percentage">
            <text:p>6,5%</text:p>
          </table:table-cell>
          <table:table-cell table:style-name="ce2" office:value-type="percentage" office:value="0.0382822798788237" calcext:value-type="percentage">
            <text:p>3,8%</text:p>
          </table:table-cell>
        </table:table-row>
        <table:table-row table:style-name="ro1">
          <table:table-cell table:number-columns-repeated="4"/>
          <table:table-cell table:style-name="ce1" office:value-type="string" calcext:value-type="string">
            <text:p>Cadres et prof. Intellectuelles supérieures</text:p>
          </table:table-cell>
          <table:table-cell table:style-name="ce2" office:value-type="percentage" office:value="0.171933236295021" calcext:value-type="percentage">
            <text:p>17,2%</text:p>
          </table:table-cell>
          <table:table-cell table:style-name="ce2" office:value-type="percentage" office:value="0.145087809879862" calcext:value-type="percentage">
            <text:p>14,5%</text:p>
          </table:table-cell>
        </table:table-row>
        <table:table-row table:style-name="ro1">
          <table:table-cell table:number-columns-repeated="4"/>
          <table:table-cell table:style-name="ce1" office:value-type="string" calcext:value-type="string">
            <text:p>Professions intermédiaires</text:p>
          </table:table-cell>
          <table:table-cell table:style-name="ce2" office:value-type="percentage" office:value="0.25636355155365" calcext:value-type="percentage">
            <text:p>25,6%</text:p>
          </table:table-cell>
          <table:table-cell table:style-name="ce2" office:value-type="percentage" office:value="0.28383821344837" calcext:value-type="percentage">
            <text:p>28,4%</text:p>
          </table:table-cell>
        </table:table-row>
        <table:table-row table:style-name="ro1">
          <table:table-cell table:number-columns-repeated="4"/>
          <table:table-cell table:style-name="ce1" office:value-type="string" calcext:value-type="string">
            <text:p>Employés</text:p>
          </table:table-cell>
          <table:table-cell table:style-name="ce2" office:value-type="percentage" office:value="0.280952975384654" calcext:value-type="percentage">
            <text:p>28,1%</text:p>
          </table:table-cell>
          <table:table-cell table:style-name="ce2" office:value-type="percentage" office:value="0.442259090508858" calcext:value-type="percentage">
            <text:p>44,2%</text:p>
          </table:table-cell>
        </table:table-row>
        <table:table-row table:style-name="ro1">
          <table:table-cell table:number-columns-repeated="4"/>
          <table:table-cell table:style-name="ce1" office:value-type="string" calcext:value-type="string">
            <text:p>Ouvriers</text:p>
          </table:table-cell>
          <table:table-cell table:style-name="ce2" office:value-type="percentage" office:value="0.208228781073574" calcext:value-type="percentage">
            <text:p>20,8%</text:p>
          </table:table-cell>
          <table:table-cell table:style-name="ce2" office:value-type="percentage" office:value="0.0810677215571385" calcext:value-type="percentage">
            <text:p>8,1%</text:p>
          </table:table-cell>
        </table:table-row>
        <table:table-row table:style-name="ro1">
          <table:table-cell table:number-columns-repeated="4"/>
          <table:table-cell table:style-name="ce1" office:value-type="string" calcext:value-type="string">
            <text:p>Ensemble</text:p>
          </table:table-cell>
          <table:table-cell table:number-columns-repeated="2" table:style-name="ce2" office:value-type="percentage" office:value="1" calcext:value-type="percentage">
            <text:p>100,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09:58:11.6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